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49226" officeooo:paragraph-rsid="00149226"/>
    </style:style>
    <style:style style:name="P2" style:family="paragraph" style:parent-style-name="Text_20_body">
      <style:text-properties officeooo:rsid="00163ff7" officeooo:paragraph-rsid="00163ff7"/>
    </style:style>
    <style:style style:name="P3" style:family="paragraph" style:parent-style-name="Text_20_body">
      <style:text-properties officeooo:paragraph-rsid="00163ff7"/>
    </style:style>
    <style:style style:name="P4" style:family="paragraph" style:parent-style-name="Title">
      <style:text-properties officeooo:rsid="00149226" officeooo:paragraph-rsid="00149226"/>
    </style:style>
    <style:style style:name="T1" style:family="text">
      <style:text-properties officeooo:rsid="00149226"/>
    </style:style>
    <style:style style:name="T2" style:family="text">
      <style:text-properties style:font-name="Liberation Sans" style:font-name-asian="Microsoft YaHei" style:font-name-complex="Arial1"/>
    </style:style>
    <style:style style:name="T3" style:family="text">
      <style:text-properties officeooo:rsid="00163f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É</text:span>léments à rajouter :</text:p>
      <text:p text:style-name="P1"/>
      <text:p text:style-name="P1">-Possibilité aux visiteurs de déposer sur le site les justificatifs des frais (documents) </text:p>
      <text:p text:style-name="P1">→ Ajout d’une page déposer des justificatifs </text:p>
      <text:p text:style-name="P1">→ Espace pour déposer des documents </text:p>
      <text:p text:style-name="P1">→ <text:s/>Rendre fonctionnel le bouton effacer</text:p>
      <text:p text:style-name="P1">→ Permettre d’effacer des fiches de frais</text:p>
      <text:p text:style-name="P1"/>
      <text:p text:style-name="Text_20_body">- <text:span text:style-name="T1">Possibilité aux comptables de se connecter à l’application avec un compte spécial comptable</text:span></text:p>
      <text:p text:style-name="Text_20_body">→ <text:span text:style-name="T1">Ajout des utilisateurs comptables à la base de données </text:span></text:p>
      <text:p text:style-name="Text_20_body">→<text:span text:style-name="T1">Possibilité de consultation et de récupération de toutes les fiches de frais par les comptables </text:span></text:p>
      <text:p text:style-name="Text_20_body">→ <text:span text:style-name="T1">Possibilité de modification des fiches de frais </text:span></text:p>
      <text:p text:style-name="Text_20_body"/>
      <text:p text:style-name="Text_20_body">- <text:span text:style-name="T1">Possibilité aux directeurs régionaux de pouvoir se connecter à l’application avec un compte spécial conseillé régional</text:span></text:p>
      <text:p text:style-name="P1">→ Ajout des utilisateurs conseillés régionaux à la base de données </text:p>
      <text:p text:style-name="Text_20_body">→ <text:span text:style-name="T1">Permettre aux directeurs régionaux de pouvoir consulter toutes les fiches de frais. </text:span></text:p>
      <text:p text:style-name="Text_20_body"/>
      <text:p text:style-name="Text_20_body">- <text:span text:style-name="T1">Modifier et améliorer l’interface de l’application</text:span></text:p>
      <text:p text:style-name="Text_20_body">→ <text:span text:style-name="T1">Modification du CSS </text:span></text:p>
      <text:p text:style-name="Text_20_body"/>
      <text:p text:style-name="P2">Autre : </text:p>
      <text:p text:style-name="P3">→ <text:span text:style-name="T3">Trier les visiteurs par région (code postal) </text:span></text:p>
      <text:p text:style-name="P3"/>
      <text:p text:style-name="P3"><text:span text:style-name="T3">- Phase de Test et documentation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5:28:38.235000000</meta:creation-date>
    <dc:date>2024-03-26T17:49:59.574000000</dc:date>
    <meta:editing-duration>PT2H21M20S</meta:editing-duration>
    <meta:editing-cycles>2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18" meta:word-count="158" meta:character-count="1004" meta:non-whitespace-character-count="851"/>
  </office:meta>
</office:document-meta>
</file>